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5cm" fo:min-width="6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82cm" fo:min-width="2.6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3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6.65cm" fo:min-width="7.5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25cm" fo:min-width="6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3cm" svg:height="6.2cm" svg:x="1.6cm" svg:y="1.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3cm" svg:height="6.2cm" svg:x="1.6cm" svg:y="1.8cm">
          <draw:text-box>
            <text:p><text:span text:style-name="T1">Book</text:span></text:p>
            <text:p>-id_book serial &lt;pk&gt;</text:p>
            <text:p><text:span text:style-name="T2">-lang varchar</text:span>{30}</text:p>
            <text:p><text:span text:style-name="T2">-genre varchar</text:span>{30}</text:p>
            <text:p>-price numeric (8,2)</text:p>
            <text:p>-release_year int</text:p>
            <text:p>-score numeric (6,5)</text:p>
            <text:p>-resume text</text:p>
          </draw:text-box>
        </draw:frame>
        <draw:custom-shape draw:style-name="gr3" draw:text-style-name="P2" draw:layer="layout" svg:width="4.4cm" svg:height="1.6cm" svg:x="3.24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4cm" svg:height="0.962cm" svg:x="4.44cm" svg:y="9.869cm">
          <draw:text-box>
            <text:p>write</text:p>
          </draw:text-box>
        </draw:frame>
        <draw:custom-shape draw:style-name="gr5" draw:text-style-name="P2" draw:layer="layout" svg:width="5.4cm" svg:height="2.4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258cm" svg:height="0.962cm" svg:x="13.407cm" svg:y="3.964cm">
          <draw:text-box>
            <text:p>seen</text:p>
          </draw:text-box>
        </draw:frame>
        <draw:line draw:style-name="gr7" draw:text-style-name="P4" draw:layer="layout" svg:x1="11.8cm" svg:y1="5cm" svg:x2="17.2cm" svg:y2="5cm">
          <text:p/>
        </draw:line>
        <draw:frame draw:style-name="gr8" draw:text-style-name="P3" draw:layer="layout" svg:width="3.245cm" svg:height="0.962cm" svg:x="12.8cm" svg:y="5.038cm">
          <draw:text-box>
            <text:p>sale_date</text:p>
          </draw:text-box>
        </draw:frame>
        <draw:custom-shape draw:style-name="gr9" draw:text-style-name="P2" draw:layer="layout" svg:width="8.044cm" svg:height="6.9cm" svg:x="10.856cm" svg:y="8.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8cm" svg:height="6.88cm" svg:x="10.9cm" svg:y="8.82cm">
          <draw:text-box>
            <text:p><text:span text:style-name="T1">Client</text:span></text:p>
            <text:p>-id_client serial &lt;pk&gt;</text:p>
            <text:p><text:span text:style-name="T2">-last_name varchar</text:span>{30}</text:p>
            <text:p><text:span text:style-name="T2">-first_name varchar</text:span>{30}</text:p>
            <text:p>-age int</text:p>
            <text:p><text:span text:style-name="T2">-gender varchar</text:span>{1}</text:p>
            <text:p><text:span text:style-name="T2">-country varchar</text:span>{50}</text:p>
            <text:p>-sp_category varchar{50}</text:p>
          </draw:text-box>
        </draw:frame>
        <draw:custom-shape draw:style-name="gr11" draw:text-style-name="P2" draw:layer="layout" svg:width="7.3cm" svg:height="4.5cm" svg:x="1.6cm" svg:y="12.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3cm" svg:height="6.2cm" svg:x="1.6cm" svg:y="12.6cm">
          <draw:text-box>
            <text:p><text:span text:style-name="T1">Author</text:span></text:p>
            <text:p>-id_author serial &lt;pk&gt;</text:p>
            <text:p><text:span text:style-name="T2">-last_name varchar</text:span>{30}</text:p>
            <text:p><text:span text:style-name="T2">-first_name varchar</text:span>{30}</text:p>
            <text:p>-birth_year int</text:p>
          </draw:text-box>
        </draw:frame>
        <draw:line draw:style-name="gr7" draw:text-style-name="P4" draw:layer="layout" svg:x1="11.8cm" svg:y1="5cm" svg:x2="8.9cm" svg:y2="5cm">
          <text:p/>
        </draw:line>
        <draw:line draw:style-name="gr7" draw:text-style-name="P4" draw:layer="layout" svg:x1="5.4cm" svg:y1="11.2cm" svg:x2="5.4cm" svg:y2="12.6cm">
          <text:p/>
        </draw:line>
        <draw:line draw:style-name="gr7" draw:text-style-name="P4" draw:layer="layout" svg:x1="5.4cm" svg:y1="9.6cm" svg:x2="5.4cm" svg:y2="8cm">
          <text:p/>
        </draw:line>
        <draw:line draw:style-name="gr7" draw:text-style-name="P4" draw:layer="layout" svg:x1="14.5cm" svg:y1="6.2cm" svg:x2="14.5cm" svg:y2="8.8cm">
          <text:p/>
        </draw:line>
        <draw:frame draw:style-name="gr8" draw:text-style-name="P6" draw:layer="layout" svg:width="1.095cm" svg:height="0.725cm" svg:x="14.617cm" svg:y="7.97cm">
          <draw:text-box>
            <text:p text:style-name="P5"><text:span text:style-name="T3">0,n</text:span></text:p>
          </draw:text-box>
        </draw:frame>
        <draw:frame draw:style-name="gr8" draw:text-style-name="P6" draw:layer="layout" svg:width="1.095cm" svg:height="0.725cm" svg:x="9.047cm" svg:y="4.175cm">
          <draw:text-box>
            <text:p><text:span text:style-name="T3">0,n</text:span></text:p>
          </draw:text-box>
        </draw:frame>
        <draw:frame draw:style-name="gr8" draw:text-style-name="P6" draw:layer="layout" svg:width="1.095cm" svg:height="0.725cm" svg:x="5.5cm" svg:y="11.775cm">
          <draw:text-box>
            <text:p><text:span text:style-name="T3">1,n</text:span></text:p>
          </draw:text-box>
        </draw:frame>
        <draw:frame draw:style-name="gr8" draw:text-style-name="P6" draw:layer="layout" svg:width="1.095cm" svg:height="0.725cm" svg:x="5.505cm" svg:y="8.2cm">
          <draw:text-box>
            <text:p><text:span text:style-name="T3">1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ël Radolanirina</meta:initial-creator>
    <meta:creation-date>2020-01-14T18:59:28.763503841</meta:creation-date>
    <dc:date>2020-01-14T19:32:36.820337014</dc:date>
    <dc:creator>Yaël Radolanirina</dc:creator>
    <meta:editing-duration>PT1M44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